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paragraph-properties fo:break-before="page"/>
      <style:text-properties officeooo:rsid="002e6a31" officeooo:paragraph-rsid="002e6a31"/>
    </style:style>
    <style:style style:name="P141" style:family="paragraph" style:parent-style-name="Heading_20_2">
      <style:text-properties officeooo:rsid="0026b597" officeooo:paragraph-rsid="002e6a31"/>
    </style:style>
    <style:style style:name="P142" style:family="paragraph" style:parent-style-name="Heading_20_2">
      <style:paragraph-properties fo:break-before="page"/>
      <style:text-properties officeooo:rsid="0026b597" officeooo:paragraph-rsid="002b129f"/>
    </style:style>
    <style:style style:name="P143" style:family="paragraph" style:parent-style-name="Heading_20_2">
      <style:paragraph-properties fo:break-before="page"/>
      <style:text-properties officeooo:rsid="0026b597" officeooo:paragraph-rsid="002c3bd6"/>
    </style:style>
    <style:style style:name="P144" style:family="paragraph" style:parent-style-name="Heading_20_2">
      <style:paragraph-properties fo:break-before="page"/>
      <style:text-properties officeooo:rsid="0026b597" officeooo:paragraph-rsid="0030c406"/>
    </style:style>
    <style:style style:name="P145" style:family="paragraph" style:parent-style-name="Heading_20_2">
      <style:paragraph-properties fo:break-before="page"/>
      <style:text-properties officeooo:rsid="0026b597" officeooo:paragraph-rsid="00354618"/>
    </style:style>
    <style:style style:name="P146" style:family="paragraph" style:parent-style-name="Heading_20_2">
      <style:paragraph-properties fo:break-before="page"/>
      <style:text-properties officeooo:rsid="0026b597" officeooo:paragraph-rsid="00370f83"/>
    </style:style>
    <style:style style:name="P14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2" style:family="paragraph" style:parent-style-name="Heading_20_2">
      <style:paragraph-properties fo:break-before="page"/>
      <style:text-properties officeooo:rsid="004e6e89" officeooo:paragraph-rsid="004e6e89"/>
    </style:style>
    <style:style style:name="P153" style:family="paragraph" style:parent-style-name="Heading_20_2">
      <style:paragraph-properties fo:break-before="page"/>
      <style:text-properties officeooo:rsid="004e6e89" officeooo:paragraph-rsid="0054f650"/>
    </style:style>
    <style:style style:name="P154" style:family="paragraph" style:parent-style-name="Heading_20_2">
      <style:paragraph-properties fo:break-before="page"/>
      <style:text-properties officeooo:rsid="004e6e89" officeooo:paragraph-rsid="007317f2"/>
    </style:style>
    <style:style style:name="P155" style:family="paragraph" style:parent-style-name="Heading_20_2">
      <style:paragraph-properties fo:break-before="page"/>
      <style:text-properties officeooo:paragraph-rsid="006dec2c"/>
    </style:style>
    <style:style style:name="P156" style:family="paragraph" style:parent-style-name="Heading_20_2">
      <style:paragraph-properties fo:break-before="page"/>
      <style:text-properties officeooo:paragraph-rsid="007209f4"/>
    </style:style>
    <style:style style:name="P157" style:family="paragraph" style:parent-style-name="Heading_20_2">
      <style:paragraph-properties fo:break-before="page"/>
      <style:text-properties officeooo:paragraph-rsid="0077d107"/>
    </style:style>
    <style:style style:name="P158" style:family="paragraph" style:parent-style-name="Heading_20_2">
      <style:paragraph-properties fo:break-before="page"/>
      <style:text-properties officeooo:paragraph-rsid="007317f2"/>
    </style:style>
    <style:style style:name="P15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0" style:family="paragraph" style:parent-style-name="Standard" style:list-style-name="L10">
      <style:text-properties officeooo:paragraph-rsid="0030c406"/>
    </style:style>
    <style:style style:name="P161" style:family="paragraph" style:parent-style-name="Standard" style:list-style-name="L10">
      <style:text-properties officeooo:paragraph-rsid="00354618"/>
    </style:style>
    <style:style style:name="P162" style:family="paragraph" style:parent-style-name="Standard" style:list-style-name="L10">
      <style:text-properties officeooo:paragraph-rsid="00370f83"/>
    </style:style>
    <style:style style:name="P163" style:family="paragraph" style:parent-style-name="Standard" style:list-style-name="L10">
      <style:text-properties officeooo:paragraph-rsid="003ac64b"/>
    </style:style>
    <style:style style:name="P164" style:family="paragraph" style:parent-style-name="Standard" style:list-style-name="L10">
      <style:text-properties officeooo:paragraph-rsid="004203a3"/>
    </style:style>
    <style:style style:name="P165" style:family="paragraph" style:parent-style-name="Standard" style:list-style-name="L10">
      <style:text-properties officeooo:paragraph-rsid="0043c249"/>
    </style:style>
    <style:style style:name="P166" style:family="paragraph" style:parent-style-name="Standard" style:list-style-name="L10">
      <style:text-properties officeooo:paragraph-rsid="00473b51"/>
    </style:style>
    <style:style style:name="P167" style:family="paragraph" style:parent-style-name="Standard" style:list-style-name="L10">
      <style:text-properties officeooo:paragraph-rsid="004aafba"/>
    </style:style>
    <style:style style:name="P168" style:family="paragraph" style:parent-style-name="Standard" style:list-style-name="L10">
      <style:text-properties officeooo:paragraph-rsid="004e6e89"/>
    </style:style>
    <style:style style:name="P169" style:family="paragraph" style:parent-style-name="Standard" style:list-style-name="L10">
      <style:text-properties officeooo:paragraph-rsid="0054f650"/>
    </style:style>
    <style:style style:name="P170" style:family="paragraph" style:parent-style-name="Standard" style:list-style-name="L10">
      <style:text-properties officeooo:rsid="00571589" officeooo:paragraph-rsid="0054f650"/>
    </style:style>
    <style:style style:name="P171" style:family="paragraph" style:parent-style-name="Standard" style:list-style-name="L42">
      <style:text-properties officeooo:rsid="00571589" officeooo:paragraph-rsid="007209f4"/>
    </style:style>
    <style:style style:name="P172" style:family="paragraph" style:parent-style-name="Standard" style:list-style-name="L27">
      <style:text-properties officeooo:paragraph-rsid="006dec2c"/>
    </style:style>
    <style:style style:name="P173" style:family="paragraph" style:parent-style-name="Standard" style:list-style-name="L27">
      <style:text-properties officeooo:paragraph-rsid="0074214e"/>
    </style:style>
    <style:style style:name="P174" style:family="paragraph" style:parent-style-name="Standard" style:list-style-name="L27">
      <style:text-properties officeooo:paragraph-rsid="0077d034"/>
    </style:style>
    <style:style style:name="P175" style:family="paragraph" style:parent-style-name="Standard" style:list-style-name="L27">
      <style:text-properties officeooo:paragraph-rsid="007a553e"/>
    </style:style>
    <style:style style:name="P176" style:family="paragraph" style:parent-style-name="Standard" style:list-style-name="L27">
      <style:text-properties officeooo:paragraph-rsid="00806990"/>
    </style:style>
    <style:style style:name="P177" style:family="paragraph" style:parent-style-name="Standard" style:list-style-name="L34">
      <style:text-properties officeooo:paragraph-rsid="007209f4"/>
    </style:style>
    <style:style style:name="P178" style:family="paragraph" style:parent-style-name="Standard" style:list-style-name="L39">
      <style:text-properties officeooo:paragraph-rsid="0077d107"/>
    </style:style>
    <style:style style:name="P179" style:family="paragraph" style:parent-style-name="Standard" style:list-style-name="L42">
      <style:text-properties officeooo:paragraph-rsid="007209f4"/>
    </style:style>
    <style:style style:name="P1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text-properties officeooo:paragraph-rsid="007317f2"/>
    </style:style>
    <style:style style:name="P18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0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3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2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22" style:family="paragraph" style:parent-style-name="Text_20_body" style:list-style-name="L1">
      <style:text-properties officeooo:paragraph-rsid="002b129f"/>
    </style:style>
    <style:style style:name="P223" style:family="paragraph" style:parent-style-name="Text_20_body" style:list-style-name="L1">
      <style:text-properties officeooo:paragraph-rsid="002c3bd6"/>
    </style:style>
    <style:style style:name="P224" style:family="paragraph" style:parent-style-name="Text_20_body" style:list-style-name="L1">
      <style:text-properties officeooo:rsid="0103ba70" officeooo:paragraph-rsid="0026b597"/>
    </style:style>
    <style:style style:name="P225" style:family="paragraph" style:parent-style-name="Text_20_body" style:list-style-name="L7"/>
    <style:style style:name="P226" style:family="paragraph" style:parent-style-name="Text_20_body" style:list-style-name="L9"/>
    <style:style style:name="P227" style:family="paragraph" style:parent-style-name="Text_20_body" style:list-style-name="L2">
      <style:paragraph-properties fo:margin-top="0cm" fo:margin-bottom="0cm" loext:contextual-spacing="false"/>
    </style:style>
    <style:style style:name="P228" style:family="paragraph" style:parent-style-name="Text_20_body" style:list-style-name="L3">
      <style:paragraph-properties fo:margin-top="0cm" fo:margin-bottom="0cm" loext:contextual-spacing="false"/>
    </style:style>
    <style:style style:name="P229" style:family="paragraph" style:parent-style-name="Text_20_body" style:list-style-name="L4">
      <style:paragraph-properties fo:margin-top="0cm" fo:margin-bottom="0cm" loext:contextual-spacing="false"/>
    </style:style>
    <style:style style:name="P230" style:family="paragraph" style:parent-style-name="Text_20_body" style:list-style-name="L5">
      <style:paragraph-properties fo:margin-top="0cm" fo:margin-bottom="0cm" loext:contextual-spacing="false"/>
    </style:style>
    <style:style style:name="P231" style:family="paragraph" style:parent-style-name="Text_20_body" style:list-style-name="L6">
      <style:paragraph-properties fo:margin-top="0cm" fo:margin-bottom="0cm" loext:contextual-spacing="false"/>
    </style:style>
    <style:style style:name="P2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 style:font-name="Consolas" fo:font-size="10pt" style:font-size-asian="10pt"/>
    </style:style>
    <style:style style:name="T61" style:family="text">
      <style:text-properties fo:color="#408080" style:font-name="Consolas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06990" style:font-size-asian="18pt" style:font-size-complex="18pt"/>
    </style:style>
    <style:style style:name="T68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9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0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officeooo:rsid="00726857"/>
    </style:style>
    <style:style style:name="T79" style:family="text">
      <style:text-properties officeooo:rsid="0076178f"/>
    </style:style>
    <style:style style:name="T80" style:family="text">
      <style:text-properties officeooo:rsid="0076e180"/>
    </style:style>
    <style:style style:name="T81" style:family="text">
      <style:text-properties officeooo:rsid="0074214e"/>
    </style:style>
    <style:style style:name="T82" style:family="text">
      <style:text-properties officeooo:rsid="0077d034"/>
    </style:style>
    <style:style style:name="T83" style:family="text">
      <style:text-properties officeooo:rsid="007af355"/>
    </style:style>
    <style:style style:name="T84" style:family="text">
      <style:text-properties officeooo:rsid="007893cc"/>
    </style:style>
    <style:style style:name="T85" style:family="text">
      <style:text-properties officeooo:rsid="007a553e"/>
    </style:style>
    <style:style style:name="T86" style:family="text">
      <style:text-properties officeooo:rsid="008069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106"><text:span text:style-name="T62">1</text:span><text:span text:style-name="T67">3</text:span><text:span text:style-name="T63"> d</text:span><text:span text:style-name="T65">e</text:span><text:span text:style-name="T66"> novembre</text:span><text:span text:style-name="T62"> </text:span><text:span text:style-name="T63">de </text:span><text:span text:style-name="T64">2019</text:span></text:p>
      <text:p text:style-name="P102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3999139653" text:style-name="Outline">
        <text:list-header>
          <text:h text:style-name="P1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8">Data</text:p>
          </table:table-cell>
          <table:table-cell table:style-name="Taula1.B2" office:value-type="string">
            <text:p text:style-name="P109">Autor</text:p>
          </table:table-cell>
          <table:table-cell table:style-name="Taula1.B2" office:value-type="string">
            <text:p text:style-name="P109">Versió</text:p>
          </table:table-cell>
          <table:table-cell table:style-name="Taula1.D2" office:value-type="string">
            <text:p text:style-name="P109">Canvis</text:p>
          </table:table-cell>
        </table:table-row>
        <table:table-row table:style-name="Taula1.1">
          <table:table-cell table:style-name="Taula1.A3" office:value-type="string">
            <text:p text:style-name="P11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1">Limit Tecnologies</text:p>
          </table:table-cell>
          <table:table-cell table:style-name="Taula1.C3" office:value-type="string">
            <text:p text:style-name="P110">v1.0</text:p>
          </table:table-cell>
          <table:table-cell table:style-name="Taula1.D3" office:value-type="string">
            <text:p text:style-name="P110">Versió inicial</text:p>
          </table:table-cell>
        </table:table-row>
        <table:table-row table:style-name="Taula1.1">
          <table:table-cell table:style-name="Taula1.A4" office:value-type="string">
            <text:p text:style-name="P112"/>
          </table:table-cell>
          <table:table-cell table:style-name="Taula1.B4" office:value-type="string">
            <text:p text:style-name="P112"/>
          </table:table-cell>
          <table:table-cell table:style-name="Taula1.C4" office:value-type="string">
            <text:p text:style-name="P112"/>
          </table:table-cell>
          <table:table-cell table:style-name="Taula1.D4" office:value-type="string">
            <text:p text:style-name="P112"/>
          </table:table-cell>
        </table:table-row>
        <table:table-row table:style-name="Taula1.1">
          <table:table-cell table:style-name="Taula1.A5" office:value-type="string">
            <text:p text:style-name="P112"/>
          </table:table-cell>
          <table:table-cell table:style-name="Taula1.B5" office:value-type="string">
            <text:p text:style-name="P112"/>
          </table:table-cell>
          <table:table-cell table:style-name="Taula1.C5" office:value-type="string">
            <text:p text:style-name="P112"/>
          </table:table-cell>
          <table:table-cell table:style-name="Taula1.D5" office:value-type="string">
            <text:p text:style-name="P112"/>
          </table:table-cell>
        </table:table-row>
        <table:table-row table:style-name="Taula1.1">
          <table:table-cell table:style-name="Taula1.A6" office:value-type="string">
            <text:p text:style-name="P112"/>
          </table:table-cell>
          <table:table-cell table:style-name="Taula1.B6" office:value-type="string">
            <text:p text:style-name="P112"/>
          </table:table-cell>
          <table:table-cell table:style-name="Taula1.C6" office:value-type="string">
            <text:p text:style-name="P112"/>
          </table:table-cell>
          <table:table-cell table:style-name="Taula1.D6" office:value-type="string">
            <text:p text:style-name="P11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8">Nom</text:p>
          </table:table-cell>
          <table:table-cell table:style-name="Taula2.B2" office:value-type="string">
            <text:p text:style-name="P109">Data</text:p>
          </table:table-cell>
          <table:table-cell table:style-name="Taula2.C2" office:value-type="string">
            <text:p text:style-name="P109">Àrea, departament o empresa</text:p>
          </table:table-cell>
        </table:table-row>
        <table:table-row table:style-name="Taula2.1">
          <table:table-cell table:style-name="Taula2.A3" office:value-type="string">
            <text:p text:style-name="P110"/>
          </table:table-cell>
          <table:table-cell table:style-name="Taula2.B3" office:value-type="string">
            <text:p text:style-name="P110"/>
          </table:table-cell>
          <table:table-cell table:style-name="Taula2.C3" office:value-type="string">
            <text:p text:style-name="P110"/>
          </table:table-cell>
        </table:table-row>
        <table:table-row table:style-name="Taula2.1">
          <table:table-cell table:style-name="Taula2.A4" office:value-type="string">
            <text:p text:style-name="P112"/>
          </table:table-cell>
          <table:table-cell table:style-name="Taula2.B4" office:value-type="string">
            <text:p text:style-name="P112"/>
          </table:table-cell>
          <table:table-cell table:style-name="Taula2.C4" office:value-type="string">
            <text:p text:style-name="P112"/>
          </table:table-cell>
        </table:table-row>
        <table:table-row table:style-name="Taula2.1">
          <table:table-cell table:style-name="Taula2.A5" office:value-type="string">
            <text:p text:style-name="P112"/>
          </table:table-cell>
          <table:table-cell table:style-name="Taula2.B5" office:value-type="string">
            <text:p text:style-name="P112"/>
          </table:table-cell>
          <table:table-cell table:style-name="Taula2.C5" office:value-type="string">
            <text:p text:style-name="P112"/>
          </table:table-cell>
        </table:table-row>
        <table:table-row table:style-name="Taula2.1">
          <table:table-cell table:style-name="Taula2.A6" office:value-type="string">
            <text:p text:style-name="P112"/>
          </table:table-cell>
          <table:table-cell table:style-name="Taula2.B6" office:value-type="string">
            <text:p text:style-name="P112"/>
          </table:table-cell>
          <table:table-cell table:style-name="Taula2.C6" office:value-type="string">
            <text:p text:style-name="P11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8">Nom</text:p>
          </table:table-cell>
          <table:table-cell table:style-name="Taula3.B2" office:value-type="string">
            <text:p text:style-name="P109">Data</text:p>
          </table:table-cell>
          <table:table-cell table:style-name="Taula3.C2" office:value-type="string">
            <text:p text:style-name="P109">Àrea, departament o empresa</text:p>
          </table:table-cell>
        </table:table-row>
        <table:table-row table:style-name="Taula3.1">
          <table:table-cell table:style-name="Taula3.A3" office:value-type="string">
            <text:p text:style-name="P110"/>
          </table:table-cell>
          <table:table-cell table:style-name="Taula3.B3" office:value-type="string">
            <text:p text:style-name="P110"/>
          </table:table-cell>
          <table:table-cell table:style-name="Taula3.C3" office:value-type="string">
            <text:p text:style-name="P110"/>
          </table:table-cell>
        </table:table-row>
        <table:table-row table:style-name="Taula3.1">
          <table:table-cell table:style-name="Taula3.A4" office:value-type="string">
            <text:p text:style-name="P112"/>
          </table:table-cell>
          <table:table-cell table:style-name="Taula3.B4" office:value-type="string">
            <text:p text:style-name="P112"/>
          </table:table-cell>
          <table:table-cell table:style-name="Taula3.C4" office:value-type="string">
            <text:p text:style-name="P112"/>
          </table:table-cell>
        </table:table-row>
        <table:table-row table:style-name="Taula3.1">
          <table:table-cell table:style-name="Taula3.A5" office:value-type="string">
            <text:p text:style-name="P112"/>
          </table:table-cell>
          <table:table-cell table:style-name="Taula3.B5" office:value-type="string">
            <text:p text:style-name="P112"/>
          </table:table-cell>
          <table:table-cell table:style-name="Taula3.C5" office:value-type="string">
            <text:p text:style-name="P112"/>
          </table:table-cell>
        </table:table-row>
        <table:table-row table:style-name="Taula3.1">
          <table:table-cell table:style-name="Taula3.A6" office:value-type="string">
            <text:p text:style-name="P112"/>
          </table:table-cell>
          <table:table-cell table:style-name="Taula3.B6" office:value-type="string">
            <text:p text:style-name="P112"/>
          </table:table-cell>
          <table:table-cell table:style-name="Taula3.C6" office:value-type="string">
            <text:p text:style-name="P11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8">Nom</text:p>
          </table:table-cell>
          <table:table-cell table:style-name="Taula6.B2" office:value-type="string">
            <text:p text:style-name="P109">Àrea, departament o empresa</text:p>
          </table:table-cell>
          <table:table-cell table:style-name="Taula6.C2" office:value-type="string">
            <text:p text:style-name="P109">Correu electrònic</text:p>
          </table:table-cell>
        </table:table-row>
        <table:table-row table:style-name="Taula6.1">
          <table:table-cell table:style-name="Taula6.A3" office:value-type="string">
            <text:p text:style-name="P110"/>
          </table:table-cell>
          <table:table-cell table:style-name="Taula6.B3" office:value-type="string">
            <text:p text:style-name="P110"/>
          </table:table-cell>
          <table:table-cell table:style-name="Taula6.C3" office:value-type="string">
            <text:p text:style-name="P110"/>
          </table:table-cell>
        </table:table-row>
        <table:table-row table:style-name="Taula6.1">
          <table:table-cell table:style-name="Taula6.A4" office:value-type="string">
            <text:p text:style-name="P112"/>
          </table:table-cell>
          <table:table-cell table:style-name="Taula6.B4" office:value-type="string">
            <text:p text:style-name="P112"/>
          </table:table-cell>
          <table:table-cell table:style-name="Taula6.C4" office:value-type="string">
            <text:p text:style-name="P112"/>
          </table:table-cell>
        </table:table-row>
        <table:table-row table:style-name="Taula6.1">
          <table:table-cell table:style-name="Taula6.A5" office:value-type="string">
            <text:p text:style-name="P112"/>
          </table:table-cell>
          <table:table-cell table:style-name="Taula6.B5" office:value-type="string">
            <text:p text:style-name="P112"/>
          </table:table-cell>
          <table:table-cell table:style-name="Taula6.C5" office:value-type="string">
            <text:p text:style-name="P112"/>
          </table:table-cell>
        </table:table-row>
        <table:table-row table:style-name="Taula6.1">
          <table:table-cell table:style-name="Taula6.A6" office:value-type="string">
            <text:p text:style-name="P112"/>
          </table:table-cell>
          <table:table-cell table:style-name="Taula6.B6" office:value-type="string">
            <text:p text:style-name="P112"/>
          </table:table-cell>
          <table:table-cell table:style-name="Taula6.C6" office:value-type="string">
            <text:p text:style-name="P11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7"><text:a xlink:type="simple" xlink:href="#__RefHeading___Toc21421_3940995463" text:style-name="Index_20_Link" text:visited-style-name="Index_20_Link">Control de versions del document<text:tab/>2</text:a></text:p>
          <text:p text:style-name="P137"><text:a xlink:type="simple" xlink:href="#__RefHeading___Toc21295_3940995463" text:style-name="Index_20_Link" text:visited-style-name="Index_20_Link">1. Històric de versions<text:tab/>4</text:a></text:p>
          <text:p text:style-name="P138"><text:a xlink:type="simple" xlink:href="#__RefHeading___Toc19787_3508694843" text:style-name="Index_20_Link" text:visited-style-name="Index_20_Link">1.1. v3.2.96<text:tab/>4</text:a></text:p>
          <text:p text:style-name="P138"><text:a xlink:type="simple" xlink:href="#__RefHeading___Toc38092_687897089" text:style-name="Index_20_Link" text:visited-style-name="Index_20_Link">1.2. v3.2.97<text:tab/>5</text:a></text:p>
          <text:p text:style-name="P138"><text:a xlink:type="simple" xlink:href="#__RefHeading___Toc38377_14971827" text:style-name="Index_20_Link" text:visited-style-name="Index_20_Link">1.3. v3.2.98<text:tab/>6</text:a></text:p>
          <text:p text:style-name="P138"><text:a xlink:type="simple" xlink:href="#__RefHeading___Toc18081_506569814" text:style-name="Index_20_Link" text:visited-style-name="Index_20_Link">1.4. v3.2.99<text:tab/>7</text:a></text:p>
          <text:p text:style-name="P138"><text:a xlink:type="simple" xlink:href="#__RefHeading___Toc18081_5065698141" text:style-name="Index_20_Link" text:visited-style-name="Index_20_Link">1.5. v3.2.100<text:tab/>8</text:a></text:p>
          <text:p text:style-name="P138"><text:a xlink:type="simple" xlink:href="#__RefHeading___Toc77409_61972128" text:style-name="Index_20_Link" text:visited-style-name="Index_20_Link">1.6. v3.2.101<text:tab/>9</text:a></text:p>
          <text:p text:style-name="P138"><text:a xlink:type="simple" xlink:href="#__RefHeading___Toc16729_526703748" text:style-name="Index_20_Link" text:visited-style-name="Index_20_Link">1.7. v3.2.102<text:tab/>10</text:a></text:p>
          <text:p text:style-name="P138"><text:a xlink:type="simple" xlink:href="#__RefHeading___Toc16729_5267037481" text:style-name="Index_20_Link" text:visited-style-name="Index_20_Link">1.8. v3.2.102a<text:tab/>11</text:a></text:p>
          <text:p text:style-name="P138"><text:a xlink:type="simple" xlink:href="#__RefHeading___Toc32902_519805004" text:style-name="Index_20_Link" text:visited-style-name="Index_20_Link">1.9. v3.2.103<text:tab/>12</text:a></text:p>
          <text:p text:style-name="P138"><text:a xlink:type="simple" xlink:href="#__RefHeading___Toc74958_588639221" text:style-name="Index_20_Link" text:visited-style-name="Index_20_Link">1.10. v3.2.104<text:tab/>13</text:a></text:p>
          <text:p text:style-name="P138"><text:a xlink:type="simple" xlink:href="#__RefHeading___Toc30263_3439170243" text:style-name="Index_20_Link" text:visited-style-name="Index_20_Link">1.11. v3.2.104.1<text:tab/>14</text:a></text:p>
          <text:p text:style-name="P138"><text:a xlink:type="simple" xlink:href="#__RefHeading___Toc28723_1470059864" text:style-name="Index_20_Link" text:visited-style-name="Index_20_Link">1.12. v3.2.105<text:tab/>15</text:a></text:p>
          <text:p text:style-name="P138"><text:a xlink:type="simple" xlink:href="#__RefHeading___Toc78940_1512682159" text:style-name="Index_20_Link" text:visited-style-name="Index_20_Link">1.13. v3.2.106<text:tab/>16</text:a></text:p>
          <text:p text:style-name="P13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8"><text:a xlink:type="simple" xlink:href="#__RefHeading___Toc54129_81651155" text:style-name="Index_20_Link" text:visited-style-name="Index_20_Link">1.20. v3.2.107 Helium amb Herència<text:tab/>25</text:a></text:p>
          <text:p text:style-name="P13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93103356876376" text:continue-numbering="true" text:style-name="Outline">
        <text:list-item>
          <text:h text:style-name="P14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052243820" text:style-name="L1">
        <text:list-item>
          <text:p text:style-name="P22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3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2740138149" text:style-name="L8">
        <text:list-item>
          <text:p text:style-name="P15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93103361994392" text:continue-list="list93103356876376" text:style-name="Outline">
        <text:list-item>
          <text:list>
            <text:list-item>
              <text:h text:style-name="P14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3103858119121" text:continue-list="list1052243820" text:style-name="L1">
        <text:list-item>
          <text:p text:style-name="P22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93105024922404" text:continue-list="list93103361994392" text:style-name="Outline">
        <text:list-item>
          <text:list>
            <text:list-item>
              <text:h text:style-name="P14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3104794279832" text:continue-list="list93103858119121" text:style-name="L1">
        <text:list-item>
          <text:p text:style-name="P22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93103412589578" text:continue-list="list93105024922404" text:style-name="Outline">
        <text:list-item>
          <text:list>
            <text:list-item>
              <text:h text:style-name="P144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3260855701" text:style-name="L10">
        <text:list-item>
          <text:p text:style-name="P16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93104580496120" text:continue-list="list93103412589578" text:style-name="Outline">
        <text:list-item>
          <text:list>
            <text:list-item>
              <text:h text:style-name="P145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93104312544583" text:continue-list="list3260855701" text:style-name="L10">
        <text:list-item>
          <text:p text:style-name="P161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93103902707470" text:continue-list="list93104580496120" text:style-name="Outline">
        <text:list-item>
          <text:list>
            <text:list-item>
              <text:h text:style-name="P146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93104586269437" text:continue-list="list93104312544583" text:style-name="L10">
        <text:list-item>
          <text:p text:style-name="P16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93103571232484" text:continue-list="list93103902707470" text:style-name="Outline">
        <text:list-item>
          <text:list>
            <text:list-item>
              <text:h text:style-name="P14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93103578552965" text:continue-list="list93104586269437" text:style-name="L10">
        <text:list-item>
          <text:p text:style-name="P16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218217973" text:style-name="L11">
        <text:list-item>
          <text:p text:style-name="P183">Canvis realitzats a nivell de BBDD:</text:p>
          <text:list>
            <text:list-item>
              <text:p text:style-name="P184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5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6"><text:span text:style-name="T41">Script de modificació per aplicar els canvis</text:span>:</text:p>
        </text:list-item>
      </text:list>
      <text:list xml:id="list1796441339" text:style-name="L12">
        <text:list-item>
          <text:p text:style-name="P187">helium_update_3.2.102.sql</text:p>
        </text:list-item>
      </text:list>
      <text:p text:style-name="P16"/>
      <text:p text:style-name="P37">Propietats globals: </text:p>
      <text:p text:style-name="P37"/>
      <text:list xml:id="list706826157" text:style-name="L13">
        <text:list-item>
          <text:p text:style-name="P204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0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5"># <text:tab/>Integració amb NOTIB <text:s text:c="2"/>#</text:p>
            <text:p text:style-name="P115">##############################</text:p>
            <text:p text:style-name="P113"><text:span text:style-name="T31">app.notificacio.plugin.class=</text:span><text:span text:style-name="T37">net.conselldemallorca.helium.integracio.plugins.notificacio.NotificacioPluginNotib</text:span></text:p>
            <text:p text:style-name="P113"><text:span text:style-name="T31">app.notificacio.plugin.url=</text:span><text:span text:style-name="T37">http://localhost:8180/notib</text:span></text:p>
            <text:p text:style-name="P113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93105431440276" text:continue-list="list93103571232484" text:style-name="Outline">
        <text:list-item>
          <text:list>
            <text:list-item>
              <text:h text:style-name="P148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93104283295095" text:continue-list="list93103578552965" text:style-name="L10">
        <text:list-item>
          <text:p text:style-name="P164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244178551" text:style-name="L14">
        <text:list-item>
          <text:p text:style-name="P188">Sense canvis</text:p>
        </text:list-item>
      </text:list>
      <text:p text:style-name="P17"/>
      <text:p text:style-name="P38">Propietats globals: </text:p>
      <text:p text:style-name="P38"/>
      <text:list xml:id="list1284379607" text:style-name="L15">
        <text:list-item>
          <text:p text:style-name="P219"><text:span text:style-name="T34">S</text:span><text:span text:style-name="T33">ense canvis</text:span></text:p>
        </text:list-item>
      </text:list>
      <text:p text:style-name="P125"/>
      <text:list xml:id="list93104256713668" text:continue-list="list93105431440276" text:style-name="Outline">
        <text:list-item>
          <text:list>
            <text:list-item>
              <text:h text:style-name="P149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93104294067122" text:continue-list="list93104283295095" text:style-name="L10">
        <text:list-item>
          <text:p text:style-name="P16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805500009" text:style-name="L16">
        <text:list-item>
          <text:p text:style-name="P189">Sense canvis</text:p>
        </text:list-item>
      </text:list>
      <text:p text:style-name="P18"/>
      <text:p text:style-name="P39">Propietats globals: </text:p>
      <text:p text:style-name="P39"/>
      <text:list xml:id="list142887987" text:style-name="L17">
        <text:list-item>
          <text:p text:style-name="P206"><text:span text:style-name="T39">S</text:span>ense canvis</text:p>
        </text:list-item>
      </text:list>
      <text:p text:style-name="P125"/>
      <text:list xml:id="list93104724586326" text:continue-list="list93104256713668" text:style-name="Outline">
        <text:list-item>
          <text:list>
            <text:list-item>
              <text:h text:style-name="P150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93104667691934" text:continue-list="list93104294067122" text:style-name="L10">
        <text:list-item>
          <text:p text:style-name="P16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219552010" text:style-name="L18">
        <text:list-item>
          <text:p text:style-name="P190">Sense canvis</text:p>
        </text:list-item>
      </text:list>
      <text:p text:style-name="P19"/>
      <text:p text:style-name="P40">Propietats globals: </text:p>
      <text:p text:style-name="P40"/>
      <text:list xml:id="list2904492783" text:style-name="L19">
        <text:list-item>
          <text:p text:style-name="P207"><text:span text:style-name="T39">S</text:span>ense canvis</text:p>
        </text:list-item>
      </text:list>
      <text:p text:style-name="P126"/>
      <text:list xml:id="list93103634121566" text:continue-list="list93104724586326" text:style-name="Outline">
        <text:list-item>
          <text:list>
            <text:list-item>
              <text:h text:style-name="P151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93104278527994" text:continue-list="list93104667691934" text:style-name="L10">
        <text:list-item>
          <text:p text:style-name="P16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510517384" text:style-name="L20">
        <text:list-item>
          <text:p text:style-name="P191">Sense canvis</text:p>
        </text:list-item>
      </text:list>
      <text:p text:style-name="P20"/>
      <text:p text:style-name="P41">Propietats globals: </text:p>
      <text:p text:style-name="P41"/>
      <text:list xml:id="list2944821016" text:style-name="L21">
        <text:list-item>
          <text:p text:style-name="P208"><text:span text:style-name="T39">S</text:span>ense canvis</text:p>
        </text:list-item>
      </text:list>
      <text:p text:style-name="P127"/>
      <text:list xml:id="list93104133919605" text:continue-list="list93103634121566" text:style-name="Outline">
        <text:list-item>
          <text:list>
            <text:list-item>
              <text:h text:style-name="P15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93103468441657" text:continue-list="list93104278527994" text:style-name="L10">
        <text:list-item>
          <text:p text:style-name="P168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966271010" text:style-name="L22">
        <text:list-item>
          <text:p text:style-name="P192">Sense canvis</text:p>
        </text:list-item>
      </text:list>
      <text:p text:style-name="P21"/>
      <text:p text:style-name="P42">Propietats globals: </text:p>
      <text:p text:style-name="P42"/>
      <text:list xml:id="list3207480028" text:style-name="L23">
        <text:list-item>
          <text:p text:style-name="P209"><text:span text:style-name="T39">S</text:span>ense canvis</text:p>
        </text:list-item>
      </text:list>
      <text:list xml:id="list93105348147635" text:continue-list="list93104133919605" text:style-name="Outline">
        <text:list-item>
          <text:list>
            <text:list-item>
              <text:h text:style-name="P153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93103784755951" text:continue-list="list93103468441657" text:style-name="L10">
        <text:list-item>
          <text:p text:style-name="P17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9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6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507829726" text:style-name="L24">
        <text:list-item>
          <text:p text:style-name="P199">Nova taula per guardar la informació dels interessats per a les notificacions amb el Notib</text:p>
          <text:list>
            <text:list-item>
              <text:p text:style-name="P1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2">-- Nova taula per a la informació dels interessats</text:p>
            <text:p text:style-name="P117"/>
            <text:p text:style-name="P113"><text:span text:style-name="T50">CREATE</text:span><text:span text:style-name="T35"> </text:span><text:span text:style-name="T50">TABLE</text:span><text:span text:style-name="T35"> HEL_INTERESSAT</text:span></text:p>
            <text:p text:style-name="P119"><text:soft-page-break/>(</text:p>
            <text:p text:style-name="P113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3"><text:span text:style-name="T35"><text:tab/>LLINATGE1<text:tab/><text:tab/><text:tab/>VARCHAR2(255 </text:span><text:span text:style-name="T50">CHAR</text:span><text:span text:style-name="T35">),</text:span></text:p>
            <text:p text:style-name="P113"><text:span text:style-name="T35"><text:tab/>LLINATGE2<text:tab/><text:tab/><text:tab/>VARCHAR2(255 </text:span><text:span text:style-name="T50">CHAR</text:span><text:span text:style-name="T35">),</text:span></text:p>
            <text:p text:style-name="P119"><text:tab/>TIPUS<text:tab/><text:tab/><text:tab/><text:tab/>NUMBER(10),</text:p>
            <text:p text:style-name="P113"><text:span text:style-name="T35"><text:tab/>EMAIL<text:tab/><text:tab/><text:tab/><text:tab/>VARCHAR2(255 </text:span><text:span text:style-name="T50">CHAR</text:span><text:span text:style-name="T35">),</text:span></text:p>
            <text:p text:style-name="P113"><text:span text:style-name="T35"><text:tab/>TELEFON<text:tab/><text:tab/><text:tab/><text:tab/>VARCHAR2(16 </text:span><text:span text:style-name="T50">CHAR</text:span><text:span text:style-name="T35">),</text:span></text:p>
            <text:p text:style-name="P119"><text:tab/>EXPEDIENT_ID <text:s/><text:tab/><text:tab/>NUMBER(19)</text:p>
            <text:p text:style-name="P119">);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3"><text:span text:style-name="T35"><text:s/></text:span><text:span text:style-name="T50">REFERENCES</text:span><text:span text:style-name="T35"> HEL_EXPEDIENT (ID));</text:span></text:p>
            <text:p text:style-name="P119"><text:s/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19">(EXPEDIENT_ID);</text:p>
            <text:p text:style-name="P117"/>
            <text:p text:style-name="P119"><text:s/><text:tab/></text:p>
            <text:p text:style-name="P122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4"/>
      <text:p text:style-name="P22"/>
      <text:p text:style-name="P43">Propietats globals: </text:p>
      <text:p text:style-name="P43"/>
      <text:list xml:id="list1591347230" text:style-name="L25">
        <text:list-item>
          <text:p text:style-name="P21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6"># PROPERTIES AFEGIDES #</text:p>
            <text:p text:style-name="P116"># ################### #</text:p>
            <text:p text:style-name="P117"/>
            <text:p text:style-name="P116">#1304 Alta de documents adjunts firmats</text:p>
            <text:p text:style-name="P117"/>
            <text:p text:style-name="P119"><text:s/></text:p>
            <text:p text:style-name="P116"># ###</text:p>
            <text:p text:style-name="P116"># Plugin de validacio de firmes</text:p>
            <text:p text:style-name="P116"># ###</text:p>
            <text:p text:style-name="P113"><text:span text:style-name="T35">app.validatesignature.plugin.class=</text:span><text:span text:style-name="T38">org.fundaciobit.plugins.validatesignature.afirmacxf.AfirmaCxfValidateSignaturePlugin</text:span></text:p>
            <text:p text:style-name="P117"/>
            <text:p text:style-name="P116"># AfirmaCxfValidateSignaturePlugin</text:p>
            <text:p text:style-name="P113"><text:span text:style-name="T35">app.plugins.validatesignature.afirmacxf.applicationID=</text:span><text:span text:style-name="T38">CAIBDEV.RIPEA</text:span></text:p>
            <text:p text:style-name="P113"><text:span text:style-name="T35">app.plugins.validatesignature.afirmacxf.ignoreservercertificates=</text:span><text:span text:style-name="T38">true</text:span></text:p>
            <text:p text:style-name="P113"><text:span text:style-name="T35">app.plugins.validatesignature.afirmacxf.TransformersTemplatesPath=</text:span><text:span text:style-name="T38">/opt/helium/afirma/transformers</text:span></text:p>
            <text:p text:style-name="P113"><text:span text:style-name="T35">app.plugins.validatesignature.afirmacxf.endpoint=</text:span><text:span text:style-name="T38">https://afirmades.caib.es:4430/afirmaws/services/DSSAfirmaVerify</text:span></text:p>
            <text:p text:style-name="P113"><text:span text:style-name="T35">app.plugins.validatesignature.afirmacxf.authorization.ks.path=</text:span><text:span text:style-name="T38">/opt/helium/afirma/dgdt_proves.jks</text:span></text:p>
            <text:p text:style-name="P113"><text:span text:style-name="T35">app.plugins.validatesignature.afirmacxf.authorization.ks.type=</text:span><text:span text:style-name="T38">JKS</text:span></text:p>
            <text:p text:style-name="P119">app.plugins.validatesignature.afirmacxf.authorization.ks.password=</text:p>
            <text:p text:style-name="P113"><text:soft-page-break/><text:span text:style-name="T35">app.plugins.validatesignature.afirmacxf.authorization.ks.cert.alias=</text:span><text:span text:style-name="T38">preprod-dgdt</text:span></text:p>
            <text:p text:style-name="P113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1"/>
      <text:p text:style-name="P132">Altres:</text:p>
      <text:list xml:id="list2509365929" text:style-name="L26">
        <text:list-item>
          <text:p text:style-name="P217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1"><text:span text:style-name="T53">app.plugins.validatesignature.afirmacxf.TransformersTemplatesPath=</text:span><text:span text:style-name="T38">/opt/helium/afirma/transformers</text:span></text:p>
            <text:p text:style-name="P121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2"/>
      <text:p text:style-name="P131"/>
      <text:list xml:id="list93104325182690" text:continue-list="list93105348147635" text:style-name="Outline">
        <text:list-item>
          <text:list>
            <text:list-item>
              <text:h text:style-name="P155" text:outline-level="2"><text:bookmark-start text:name="__RefHeading___Toc31013_78744577"/><text:span text:style-name="T47">v3.2.10</text:span><text:span text:style-name="T68">6</text:span><text:span text:style-name="T69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409393035" text:style-name="L27">
        <text:list-item>
          <text:p text:style-name="P17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869520954" text:style-name="L28">
        <text:list-item>
          <text:p text:style-name="P193">Sense canvis</text:p>
        </text:list-item>
      </text:list>
      <text:p text:style-name="P23"/>
      <text:p text:style-name="P44">Propietats globals: </text:p>
      <text:p text:style-name="P44"/>
      <text:list xml:id="list3177303243" text:style-name="L29">
        <text:list-item>
          <text:p text:style-name="P210"><text:span text:style-name="T39">S</text:span>ense canvis</text:p>
        </text:list-item>
      </text:list>
      <text:list xml:id="list93105467983386" text:continue-list="list93104325182690" text:style-name="Outline">
        <text:list-item>
          <text:list>
            <text:list-item>
              <text:h text:style-name="P155" text:outline-level="2"><text:bookmark-start text:name="__RefHeading___Toc431631_3031935846"/><text:span text:style-name="T47">v3.2.10</text:span><text:span text:style-name="T68">6</text:span><text:span text:style-name="T69">.</text:span><text:span text:style-name="T70">2</text:span><text:span text:style-name="T69"> Correcció r</text:span><text:span text:style-name="T70">emitent</text:span><text:span text:style-name="T69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93105415498661" text:continue-list="list409393035" text:style-name="L27">
        <text:list-item>
          <text:p text:style-name="P17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548034657" text:style-name="L30">
        <text:list-item>
          <text:p text:style-name="P194">Sense canvis</text:p>
        </text:list-item>
      </text:list>
      <text:p text:style-name="P23"/>
      <text:p text:style-name="P44">Propietats globals: </text:p>
      <text:p text:style-name="P44"/>
      <text:list xml:id="list1120303684" text:style-name="L31">
        <text:list-item>
          <text:p text:style-name="P211"><text:span text:style-name="T39">S</text:span>ense canvis</text:p>
        </text:list-item>
      </text:list>
      <text:p text:style-name="P128"/>
      <text:list xml:id="list93105332457983" text:continue-list="list93105467983386" text:style-name="Outline">
        <text:list-item>
          <text:list>
            <text:list-item>
              <text:h text:style-name="P155" text:outline-level="2"><text:bookmark-start text:name="__RefHeading___Toc29263_1762273572"/><text:span text:style-name="T47">v3.2.10</text:span><text:span text:style-name="T68">6</text:span><text:span text:style-name="T69">.</text:span><text:span text:style-name="T70">3</text:span><text:span text:style-name="T69"> Correcció D</text:span><text:span text:style-name="T71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93104276463772" text:continue-list="list93105415498661" text:style-name="L27">
        <text:list-item>
          <text:p text:style-name="P17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758336244" text:style-name="L32">
        <text:list-item>
          <text:p text:style-name="P195">Sense canvis</text:p>
        </text:list-item>
      </text:list>
      <text:p text:style-name="P23"/>
      <text:p text:style-name="P44">Propietats globals: </text:p>
      <text:p text:style-name="P44"/>
      <text:list xml:id="list3390535292" text:style-name="L33">
        <text:list-item>
          <text:p text:style-name="P220"><text:span text:style-name="T34">S</text:span><text:span text:style-name="T33">ense canvis</text:span></text:p>
        </text:list-item>
      </text:list>
      <text:list xml:id="list93104030095520" text:continue-list="list93105332457983" text:style-name="Outline">
        <text:list-item>
          <text:list>
            <text:list-item>
              <text:h text:style-name="P156" text:outline-level="2"><text:bookmark-start text:name="__RefHeading___Toc54127_81651155"/><text:span text:style-name="T47">v3.2.10</text:span><text:span text:style-name="T68">6</text:span><text:span text:style-name="T69">.</text:span><text:span text:style-name="T70">4</text:span><text:span text:style-name="T69"> </text:span><text:span text:style-name="T72">Correc</text:span><text:span text:style-name="T73">c</text:span><text:span text:style-name="T72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575532406" text:style-name="L34">
        <text:list-item>
          <text:p text:style-name="P177"><text:a xlink:type="simple" xlink:href="https://github.com/GovernIB/helium/issues/1343" text:style-name="Internet_20_link" text:visited-style-name="Visited_20_Internet_20_Link">#1343</text:a><text:span text:style-name="T78"> </text:span>Permetre que els usuaris sense permisos amb tasca assignada puguin adjuntar documents</text:p>
        </text:list-item>
        <text:list-item>
          <text:p text:style-name="P1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7"><text:a xlink:type="simple" xlink:href="https://github.com/GovernIB/helium/issues/1344" text:style-name="Internet_20_link" text:visited-style-name="Visited_20_Internet_20_Link">#1344</text:a><text:span text:style-name="T79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579777809" text:style-name="L35">
        <text:list-item>
          <text:p text:style-name="P196">Sense canvis</text:p>
        </text:list-item>
      </text:list>
      <text:p text:style-name="P24"/>
      <text:p text:style-name="P45">Propietats globals: </text:p>
      <text:p text:style-name="P45"/>
      <text:list xml:id="list3787498683" text:style-name="L36">
        <text:list-item>
          <text:p text:style-name="P212"><text:span text:style-name="T39">S</text:span>ense canvis</text:p>
        </text:list-item>
      </text:list>
      <text:p text:style-name="P129"/>
      <text:list xml:id="list93103908230751" text:continue-list="list93104030095520" text:style-name="Outline">
        <text:list-item>
          <text:list>
            <text:list-item>
              <text:h text:style-name="P156" text:outline-level="2"><text:bookmark-start text:name="__RefHeading___Toc141124_2376748256"/><text:span text:style-name="T47">v3.2.10</text:span><text:span text:style-name="T68">6</text:span><text:span text:style-name="T69">.</text:span><text:span text:style-name="T70">5</text:span><text:span text:style-name="T69"> </text:span><text:span text:style-name="T72">E</text:span><text:span text:style-name="T74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93103699267527" text:continue-list="list575532406" text:style-name="L34">
        <text:list-item>
          <text:p text:style-name="P177"><text:a xlink:type="simple" xlink:href="https://github.com/GovernIB/helium/issues/1340" text:style-name="Internet_20_link" text:visited-style-name="Visited_20_Internet_20_Link">#1340</text:a><text:span text:style-name="T80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5627438" text:style-name="L37">
        <text:list-item>
          <text:p text:style-name="P197">Sense canvis</text:p>
        </text:list-item>
      </text:list>
      <text:p text:style-name="P24"/>
      <text:p text:style-name="P45">Propietats globals: </text:p>
      <text:p text:style-name="P45"/>
      <text:list xml:id="list3337602695" text:style-name="L38">
        <text:list-item>
          <text:p text:style-name="P213"><text:span text:style-name="T39">S</text:span>ense canvis</text:p>
        </text:list-item>
      </text:list>
      <text:p text:style-name="P129"/>
      <text:list xml:id="list93104472477235" text:continue-list="list93103908230751" text:style-name="Outline">
        <text:list-item>
          <text:list>
            <text:list-item>
              <text:h text:style-name="P157" text:outline-level="2"><text:bookmark-start text:name="__RefHeading___Toc70444_2907556958"/><text:span text:style-name="T47">v3.2.10</text:span><text:span text:style-name="T68">6</text:span><text:span text:style-name="T69">.</text:span><text:span text:style-name="T70">6</text:span><text:span text:style-name="T76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3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1167401482" text:style-name="L39">
        <text:list-item>
          <text:p text:style-name="P1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30364619" text:style-name="L40">
        <text:list-item>
          <text:p text:style-name="P198">Sense canvis</text:p>
        </text:list-item>
      </text:list>
      <text:p text:style-name="P26"/>
      <text:p text:style-name="P47">Propietats globals: </text:p>
      <text:p text:style-name="P47"/>
      <text:list xml:id="list2015122831" text:style-name="L41">
        <text:list-item>
          <text:p text:style-name="P214"><text:span text:style-name="T39">S</text:span>ense canvis</text:p>
        </text:list-item>
      </text:list>
      <text:list xml:id="list93104126068639" text:continue-list="list93104472477235" text:style-name="Outline">
        <text:list-item>
          <text:list>
            <text:list-item>
              <text:h text:style-name="P15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3654692269" text:style-name="L42">
        <text:list-item>
          <text:p text:style-name="P17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9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165343084" text:style-name="L43">
        <text:list-item>
          <text:p text:style-name="P201">Modificació de taules per afegir camps d'herència i referències al tipus d'expedient. Procediment per canviar restriccions de claus úniques.</text:p>
          <text:list>
            <text:list-item>
              <text:p text:style-name="P200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3">-- #1043 Herència de tipus d’expedient</text:p>
            <text:p text:style-name="P123">-------------------------------------------------------------------</text:p>
            <text:p text:style-name="P118"/>
            <text:p text:style-name="P123">-- Afegeix la propietat d'heretable i la referència al TE pare a la taula de tipus d'expedients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4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0">(EXPEDIENT_TIPUS_PARE_ID);</text:p>
            <text:p text:style-name="P118"/>
            <text:p text:style-name="P118"/>
            <text:p text:style-name="P123">-------------------------------------------------------------------</text:p>
            <text:p text:style-name="P123">-- #1080 Escriptura de les tasques heretades. Poder afegir variables</text:p>
            <text:p text:style-name="P123">-------------------------------------------------------------------</text:p>
            <text:p text:style-name="P118"/>
            <text:p text:style-name="P123">-- Modifica la taula camp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0">(EXPEDIENT_TIPUS_ID);</text:p>
            <text:p text:style-name="P118"/>
            <text:p text:style-name="P123">-- Modifica la taula camp document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0">(EXPEDIENT_TIPUS_ID);</text:p>
            <text:p text:style-name="P118"/>
            <text:p text:style-name="P123">-- Modifica la taula firma tasca per tenir una referència al tipus d'expedient en el cas que hi hagi herència</text:p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4"><text:span text:style-name="T35"><text:s/></text:span><text:span text:style-name="T50">REFERENCES</text:span><text:span text:style-name="T35"> HEL_EXPEDIENT_TIPUS (ID)</text:span></text:p>
            <text:p text:style-name="P120">);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0">(EXPEDIENT_TIPUS_ID);</text:p>
            <text:p text:style-name="P118"/>
            <text:p text:style-name="P118"/>
            <text:p text:style-name="P123">-- Esborra les restriccions úniques</text:p>
            <text:p text:style-name="P123">--<text:tab/>HEL_CAMP_TASCA(TASCA_ID, CAMP_ID), HEL_CAMP_TASCA(TASCA_ID, ORDRE)</text:p>
            <text:p text:style-name="P123">--<text:tab/>HEL_DOCUMENT_TASCA(TASCA_ID, DOCUMENT_ID), HEL_DOCUMENT_TASCA(TASCA_ID, ORDRE)</text:p>
            <text:p text:style-name="P123">--<text:tab/>HEL_FIRMA_TASCA(TASCA_ID, DOCUMENT_ID), HEL_FIRMA_TASCA(TASCA_ID, ORDRE)</text:p>
            <text:p text:style-name="P124">DECLARE</text:p>
            <text:p text:style-name="P114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0"><text:s text:c="2"/>src_cur pls_integer;</text:p>
            <text:p text:style-name="P120"><text:s text:c="2"/>src_rows <text:s/>pls_integer;</text:p>
            <text:p text:style-name="P120"><text:s text:c="2"/>v_sql VARCHAR2(1000);</text:p>
            <text:p text:style-name="P114"><text:span text:style-name="T35"><text:s text:c="2"/></text:span><text:span text:style-name="T50">CURSOR</text:span><text:span text:style-name="T35"> cur_rest </text:span><text:span text:style-name="T50">IS</text:span></text:p>
            <text:p text:style-name="P120"><text:s text:c="11"/></text:p>
            <text:p text:style-name="P114"><text:span text:style-name="T35"><text:tab/></text:span><text:span text:style-name="T50">SELECT</text:span><text:span text:style-name="T35"> UQ.CONSTRAINT_NAME nom</text:span></text:p>
            <text:p text:style-name="P114"><text:span text:style-name="T35"><text:tab/></text:span><text:span text:style-name="T50">FROM</text:span><text:span text:style-name="T35"> USER_CONSTRAINTS UQ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4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4"><text:span text:style-name="T35"><text:tab/></text:span><text:span text:style-name="T50">WHERE</text:span></text:p>
            <text:p text:style-name="P114"><text:span text:style-name="T35"><text:tab/> <text:s text:c="3"/>UQ.TABLE_NAME = </text:span><text:span text:style-name="T59">UPPER</text:span><text:span text:style-name="T35">(p_taula) <text:s text:c="3"/></text:span></text:p>
            <text:p text:style-name="P114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4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0"><text:s text:c="4"/></text:p>
            <text:p text:style-name="P114"><text:span text:style-name="T35"><text:s/></text:span><text:span text:style-name="T50">BEGIN</text:span></text:p>
            <text:p text:style-name="P114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0"><text:s text:c="6"/>src_cur := DBMS_SQL.OPEN_CURSOR;</text:p>
            <text:p text:style-name="P114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14"><text:span text:style-name="T35"><text:s text:c="7"/>DBMS_SQL.PARSE(src_cur, v_sql, 2 ); <text:s text:c="4"/></text:span><text:span text:style-name="T61">-- Desactivar la restricción</text:span></text:p>
            <text:p text:style-name="P120"><text:s text:c="7"/>src_rows := DBMS_SQL.EXECUTE(src_cur);</text:p>
            <text:p text:style-name="P114"><text:span text:style-name="T35"><text:s text:c="7"/>DBMS_SQL.CLOSE_CURSOR(src_cur); </text:span><text:span text:style-name="T61">-- Cerrar el cursor</text:span></text:p>
            <text:p text:style-name="P114"><text:span text:style-name="T35"><text:s text:c="2"/></text:span><text:span text:style-name="T50">END</text:span><text:span text:style-name="T35"> LOOP;</text:span></text:p>
            <text:p text:style-name="P114"><text:span text:style-name="T35"><text:s/></text:span><text:span text:style-name="T50">END</text:span><text:span text:style-name="T35">;</text:span></text:p>
            <text:p text:style-name="P124">BEGIN</text:p>
            <text:p text:style-name="P114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14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4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4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4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4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5"/>
      <text:p text:style-name="P24"/>
      <text:p text:style-name="P45">Propietats globals: </text:p>
      <text:p text:style-name="P45"/>
      <text:list xml:id="list3536439756" text:style-name="L44">
        <text:list-item>
          <text:p text:style-name="P218">Sense canvis</text:p>
        </text:list-item>
      </text:list>
      <text:p text:style-name="P133"/>
      <text:p text:style-name="P133"/>
      <text:list xml:id="list93104057155231" text:continue-list="list93104126068639" text:style-name="Outline">
        <text:list-item>
          <text:list>
            <text:list-item>
              <text:h text:style-name="P158" text:outline-level="2"><text:bookmark-start text:name="__RefHeading___Toc54131_81651155"/><text:span text:style-name="T47">v3.2.10</text:span><text:span text:style-name="T68">8</text:span><text:span text:style-name="T69"> </text:span><text:span text:style-name="T75">R</text:span><text:span text:style-name="T77">evisió Helium-</text:span><text:span text:style-name="T75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span text:style-name="T3"><text:tab/>13/11/2019</text:span>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93104808434469" text:continue-list="list93104276463772" text:style-name="L27">
        <text:list-item>
          <text:p text:style-name="P173"><text:a xlink:type="simple" xlink:href="https://github.com/GovernIB/helium/issues/1314" text:style-name="Internet_20_link" text:visited-style-name="Visited_20_Internet_20_Link">#1314</text:a><text:span text:style-name="T81"> </text:span>Afegir dades d'enviament als interessats per a les notificacions postals</text:p>
        </text:list-item>
        <text:list-item>
          <text:p text:style-name="P173"><text:a xlink:type="simple" xlink:href="https://github.com/GovernIB/helium/issues/1347" text:style-name="Internet_20_link" text:visited-style-name="Visited_20_Internet_20_Link">#1347</text:a><text:span text:style-name="T81"> </text:span>Revisar integració Helium - Notib</text:p>
        </text:list-item>
        <text:list-item>
          <text:p text:style-name="P174"><text:a xlink:type="simple" xlink:href="https://github.com/GovernIB/helium/issues/1349" text:style-name="Internet_20_link" text:visited-style-name="Visited_20_Internet_20_Link">#1349</text:a><text:span text:style-name="T82"> </text:span>Error amb les validacions de variables</text:p>
        </text:list-item>
        <text:list-item>
          <text:p text:style-name="P174"><text:a xlink:type="simple" xlink:href="https://github.com/GovernIB/helium/issues/1345" text:style-name="Internet_20_link" text:visited-style-name="Visited_20_Internet_20_Link">#1345</text:a><text:span text:style-name="T82"> </text:span>Expedients duplicats a Lucene</text:p>
        </text:list-item>
        <text:list-item>
          <text:p text:style-name="P175"><text:a xlink:type="simple" xlink:href="https://github.com/GovernIB/helium/issues/1354" text:style-name="Internet_20_link" text:visited-style-name="Visited_20_Internet_20_Link">#1354</text:a><text:span text:style-name="T85"> </text:span>Errors trobats en la integració Helium-Notib</text:p>
        </text:list-item>
        <text:list-item>
          <text:p text:style-name="P175"><text:a xlink:type="simple" xlink:href="https://github.com/GovernIB/helium/issues/1356" text:style-name="Internet_20_link" text:visited-style-name="Visited_20_Internet_20_Link">#1356</text:a><text:span text:style-name="T85"> </text:span>Error guardant repros amb més de 4000 caràcters d'informació</text:p>
        </text:list-item>
        <text:list-item>
          <text:p text:style-name="P175"><text:a xlink:type="simple" xlink:href="https://github.com/GovernIB/helium/issues/1357" text:style-name="Internet_20_link" text:visited-style-name="Visited_20_Internet_20_Link">#1357</text:a><text:span text:style-name="T85"> </text:span>Error permisos accedint al disseny de les definicions de procés</text:p>
        </text:list-item>
        <text:list-item>
          <text:p text:style-name="P175"><text:a xlink:type="simple" xlink:href="https://github.com/GovernIB/helium/issues/1355" text:style-name="Internet_20_link" text:visited-style-name="Visited_20_Internet_20_Link">#1355</text:a><text:span text:style-name="T85"> </text:span>Replicació de documents a l'Arxiu en la generació de plantilles</text:p>
        </text:list-item>
        <text:list-item>
          <text:p text:style-name="P17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5"><text:a xlink:type="simple" xlink:href="https://github.com/GovernIB/helium/issues/1351" text:style-name="Internet_20_link" text:visited-style-name="Visited_20_Internet_20_Link">#1351</text:a><text:span text:style-name="T85"> </text:span>Error guardant repros </text:p>
        </text:list-item>
        <text:list-item>
          <text:p text:style-name="P175"><text:a xlink:type="simple" xlink:href="https://github.com/GovernIB/helium/issues/1350" text:style-name="Internet_20_link" text:visited-style-name="Visited_20_Internet_20_Link">#1350</text:a><text:span text:style-name="T85"> </text:span>Error de permisos accedint a les dades NTI/Arxiu per usuaris administradors </text:p>
        </text:list-item>
        <text:list-item>
          <text:p text:style-name="P176"><text:a xlink:type="simple" xlink:href="https://github.com/GovernIB/helium/issues/1358" text:style-name="Internet_20_link" text:visited-style-name="Visited_20_Internet_20_Link">#1358</text:a><text:span text:style-name="T86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3104666874059" text:continue-list="list1507829726" text:style-name="L24">
        <text:list-item>
          <text:p text:style-name="P202">Nous camps pels interessats<text:span text:style-name="T84">. Augmentar capacitat de les repros.</text:span></text:p>
          <text:list>
            <text:list-item>
              <text:p text:style-name="P203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2">-- #1314 Afegir dades d'enviament als interessats per a les notificacions postals</text:p>
            <text:p text:style-name="P122">-------------------------------------------------------------------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/>
            <text:p text:style-name="P91">-------------------------------------------------------------------</text:p>
            <text:p text:style-name="P122">-- #1356 Error guardant repros amb més de 4000 caràcters d'informació</text:p>
            <text:p text:style-name="P122">-- Canvia la columna valors per un clob</text:p>
            <text:p text:style-name="P122">-------------------------------------------------------------------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3"><text:span text:style-name="T50">UPDATE</text:span><text:span text:style-name="T35"> HEL_REPRO </text:span><text:span text:style-name="T50">SET</text:span><text:span text:style-name="T35"> tmpvalors=valors;</text:span></text:p>
            <text:p text:style-name="P113"><text:span text:style-name="T50">COMMIT</text:span><text:span text:style-name="T35">;</text:span></text:p>
            <text:p text:style-name="P113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6"/>
      <text:p text:style-name="P46">Propietats globals: </text:p>
      <text:p text:style-name="P46"><text:soft-page-break/></text:p>
      <text:list xml:id="list1659059980" text:style-name="L45">
        <text:list-item>
          <text:p text:style-name="P215"><text:span text:style-name="T39">S</text:span>ense canvis</text:p>
        </text:list-item>
      </text:list>
      <text:p text:style-name="P130"/>
      <text:p text:style-name="P1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09:31:03.094000169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2M24S</meta:editing-duration>
    <meta:editing-cycles>72</meta:editing-cycles>
    <meta:generator>LibreOffice/6.3.0.4$Windows_X86_64 LibreOffice_project/057fc023c990d676a43019934386b85b21a9ee99</meta:generator>
    <dc:date>2019-11-13T09:31:02.818000000</dc:date>
    <meta:document-statistic meta:table-count="13" meta:image-count="0" meta:object-count="0" meta:page-count="29" meta:paragraph-count="553" meta:word-count="3239" meta:character-count="23909" meta:non-whitespace-character-count="21026"/>
  </office:meta>
</office:document-meta>
</file>